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ção</text:h>
      <text:p text:style-name="Text_20_body">Seja bem-vindo ao curso de Orientação à Objetos com Python da Treinaweb. É um prazer contar com você para desbravar o Python :)</text:p>
      <text:p text:style-name="Text_20_body">Neste curso veremos os principais conceitos do paradigma orientado a objetos com o Python e como a linguagem trabalha com eles. Acreditamos que você já tenha feito o nosso curso de Lógica Orientada a Objetos e Python Fundamentos, porém, caso você não tenha feito e não está muito familiarizado com as terminologias da OO e da própria linguagem, recomendamos que você faça estes cursos inicialmente para após, dar prosseguimento a este curso de Python Orientação à Objetos.</text:p>
      <text:p text:style-name="Text_20_body">O ambiente de desenvolvimento é o mesmo do curso de Python Fundamentos: Python 3.6 e PyCharm. </text:p>
      <text:p text:style-name="Text_20_body">Sendo assim, vamos começar a diversão! \o</text:p>
      <text:h text:style-name="Heading_20_1" text:outline-level="1">O que são namespaces?</text:h>
      <text:p text:style-name="Text_20_body">No Python, todos os nomes de métodos e variáveis precisam ser únicos para evitar conflitos. Imagine se pudéssemos nomear duas variáveis com o mesmo nome, como decidir qual variável seria impressa através do comando print? Haveria um conflito, pois o Python não iria conseguir determinar qual variável você está querendo imprimir. O mesmo ocorre para os métodos, não podemos nomear métodos com o mesmo nome sem que isso gere um conflito.</text:p>
      <text:p text:style-name="Text_20_body">Sendo assim, o Python utiliza os namespaces para evitar este tipo de conflito. Basicamente, o namespace é um sistema para certificar que todos os nomes em um programa são únicos e podem ser acessados de qualquer classe sem que haja conflito.</text:p>
      <text:p text:style-name="Text_20_body">O Python implementa os namespaces como dicionários, onde os nomes são as chaves e os objetos seus valores. Sendo assim, é possível utilizar nomes iguais, porém em namespaces diferentes. Sendo assim, é possível implementar nomes de variáveis ou métodos iguais, desde que estejam em namespaces diferentes. Abaixo são listados alguns namespaces presentes no Python:</text:p>
      <text:list xml:id="list3698388549" text:style-name="L1">
        <text:list-item>
          <text:p text:style-name="P3"><text:span text:style-name="Strong_20_Emphasis">Namespace local:</text:span> Inclui nomes locais dentro de uma função. Criado sempre que uma função é chamada, só dura até que a função se encerre. </text:p>
        </text:list-item>
        <text:list-item>
          <text:p text:style-name="P3"><text:span text:style-name="Strong_20_Emphasis">Namespace global:</text:span> Inclui nomes de vários módulos importados em um projeto. É criado quando algum módulo é importado em um projeto e dura até o script se encerrar. </text:p>
        </text:list-item>
        <text:list-item>
          <text:p text:style-name="P2"><text:span text:style-name="Strong_20_Emphasis">Namespace interno:</text:span> Inclui funções e exceções internas. </text:p>
        </text:list-item>
      </text:list>
      <text:p text:style-name="Text_20_body">Por exemplo, imagine que temos dois métodos chamados calcular_idade em duas classes diferentes, porém precisamos utilizar esses dois métodos em uma determinada classe. Para que não haja qualquer conflito entre estes dois métodos, utilizamos o prefixo com o nome do módulo, exemplo:</text:p>
      <text:section text:style-name="Sect1" text:name="f4780db1-4799-4fb0-9975-990ec979b29f">
        <text:p text:style-name="Text_20_body">classe1.calcular_idade()</text:p>
        <text:p text:style-name="Text_20_body">classe2.calcular_idade()</text:p>
      </text:section>
      <text:section text:style-name="Sect1" text:name="Section1">
        <text:p text:style-name="Text_20_body"><text:bookmark text:name="f4780db1-4799-4fb0-9975-990ec979b29f"/></text:p>
      </text:section>
      <text:p text:style-name="P4">Python</text:p>
      <text:h text:style-name="P1" text:outline-level="1"><text:soft-page-break/>Escopo de estruturas entre namespaces</text:h>
      <text:p text:style-name="Text_20_body">Assim como possui diversos tipos de namespaces, o Python também possui diversos tipos de escopos. Basicamente, um escopo define as partes do programa que você pode utilizar um determinado nome sem usar qualquer prefixo. Sabemos que os namespaces ajudam a identificar a quais arquivos pertencem determinados métodos ou variáveis. </text:p>
      <text:p text:style-name="Text_20_body">Porém, não podemos utilizar um nome de variável em qualquer lugar, pois há partes do código em que isso é possível, ou não. Essas partes são denominadas de escopos e eles são divididos da seguinte forma no Python:</text:p>
      <text:list xml:id="list3230573518" text:style-name="L2">
        <text:list-item>
          <text:p text:style-name="P6">O escopo local, que contém a lista de nome disponíveis em uma determinada função; </text:p>
        </text:list-item>
        <text:list-item>
          <text:p text:style-name="P6">Um escopo que delimita todas as funções que podem ser utilizadas; </text:p>
        </text:list-item>
        <text:list-item>
          <text:p text:style-name="P6">Um escopo modular que retorna todos os nomes globais do módulo atual; </text:p>
        </text:list-item>
        <text:list-item>
          <text:p text:style-name="P5">E o escopo mais externo que retorna a lista de todos os nomes internos do script. </text:p>
        </text:list-item>
      </text:list>
      <text:p text:style-name="P4"/>
      <text:h text:style-name="Heading_20_1" text:outline-level="1">Funcionamento do sistema de namespaces no Python</text:h>
      <text:p text:style-name="Text_20_body">O Python possui três formas de importar módulos em um projeto, são elas:</text:p>
      <text:p text:style-name="Text_20_body">1:</text:p>
      <text:section text:style-name="Sect1" text:name="f1a2f383-34a2-437f-ad02-d06246e7b9e5">
        <text:p text:style-name="Text_20_body">from nome_do_modulo import *</text:p>
      </text:section>
      <text:section text:style-name="Sect1" text:name="Section2">
        <text:p text:style-name="Text_20_body"><text:bookmark text:name="f1a2f383-34a2-437f-ad02-d06246e7b9e5"/></text:p>
      </text:section>
      <text:p text:style-name="Text_20_body">Python</text:p>
      <text:p text:style-name="Text_20_body">Desta forma, todos os métodos do módulo serão importados para a classe em questão, não sendo necessário definir de qual módulo pertence cada método.</text:p>
      <text:p text:style-name="Text_20_body">2: </text:p>
      <text:section text:style-name="Sect1" text:name="e409a825-44c6-4ca1-8d15-2bcd49814b83">
        <text:p text:style-name="Text_20_body">from nome_do_modulo import metodo_a, metodo_b</text:p>
      </text:section>
      <text:section text:style-name="Sect1" text:name="Section3">
        <text:p text:style-name="Text_20_body"><text:bookmark text:name="e409a825-44c6-4ca1-8d15-2bcd49814b83"/></text:p>
      </text:section>
      <text:p text:style-name="Text_20_body">Python</text:p>
      <text:p text:style-name="Text_20_body">Importa os métodos a e b do módulo em questão. É útil nos casos em que você sabe quais métodos quer importar de determinado módulo para sua classe. Também não é necessário definir de qual módulo pertence os métodos.</text:p>
      <text:p text:style-name="Text_20_body">3: </text:p>
      <text:section text:style-name="Sect1" text:name="495ea6ad-f8a1-4d0c-9948-1333fb6e0389">
        <text:p text:style-name="Text_20_body">import nome_do_modulo</text:p>
      </text:section>
      <text:section text:style-name="Sect1" text:name="Section4">
        <text:p text:style-name="Text_20_body"><text:bookmark text:name="495ea6ad-f8a1-4d0c-9948-1333fb6e0389"/></text:p>
      </text:section>
      <text:p text:style-name="Text_20_body">Python</text:p>
      <text:p text:style-name="Text_20_body"><text:soft-page-break/>Maneira mais recomendada de se importar módulos. Sua única desvantagem é ter de prefixar a qual módulo pertence cada método a ser utilizado.</text:p>
      <text:p text:style-name="Text_20_body">Veremos em detalhes o uso de cada uma dessas formas de importação de módulos no próximo vídeo.</text:p>
      <text:h text:style-name="Heading_20_1" text:outline-level="1">Resoluções de escopo</text:h>
      <text:p text:style-name="Text_20_body">Os escopos, como sabemos, tem a função de classificar quais nomes de variáveis, funções e classes estão acessíveis em cada bloco de instrução ou módulo do nosso script. Ele também é responsável por inutilizar variáveis declaradas e que não serão mais utilizadas e, assim, serem removidas da memória pela VM do Python.</text:p>
      <text:p text:style-name="Text_20_body">E são esses escopos que definem onde uma variável pode ser utilizada ou não. No Python, as variáveis passam a surgir no momento em que um valor é atribuído a ela. A partir daí o Python cria, altera e procura se esta variável existe no namespace ou não, ou seja, se a variável que estamos tentando criar existe na "região" que queremos utilizá-la. Sendo assim, podemos dizer que o escopo é a "região" no código onde uma variável é "visível".</text:p>
      <text:p text:style-name="Text_20_body">Como exemplo, podemos ver que, mesmo que as variáveis tenham mesmo nome, se elas estiverem declaradas em escopos diferentes, elas se comportarão de formas diferentes:</text:p>
      <text:section text:style-name="Sect1" text:name="82908f4a-3026-4557-a5cc-bcefd32eec18">
        <text:p text:style-name="Text_20_body">nome = "João" #escopo global</text:p>
        <text:p text:style-name="Text_20_body"/>
        <text:p text:style-name="Text_20_body">def funcao():</text:p>
        <text:p text:style-name="Text_20_body"><text:s text:c="2"/>nome = "José" #escopo local</text:p>
      </text:section>
      <text:section text:style-name="Sect1" text:name="Section5">
        <text:p text:style-name="Text_20_body"><text:bookmark text:name="82908f4a-3026-4557-a5cc-bcefd32eec18"/></text:p>
      </text:section>
      <text:p text:style-name="Text_20_body">Python</text:p>
      <text:p text:style-name="Text_20_body">Dessa forma, mesmo que as variáveis tenham nomes iguais, fora da função ela receberá o valor "João" e dentro da função receberá o valor "José" e quem determina isso são os escopos, pois, por estarem em "regiões" diferentes, uma não pode interferir na outr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01:32:20.946342928</meta:creation-date>
    <dc:date>2023-01-27T01:39:35.833614116</dc:date>
    <meta:editing-duration>PT7M15S</meta:editing-duration>
    <meta:editing-cycles>1</meta:editing-cycles>
    <meta:generator>LibreOffice/7.3.7.2$Linux_X86_64 LibreOffice_project/30$Build-2</meta:generator>
    <meta:document-statistic meta:table-count="0" meta:image-count="0" meta:object-count="0" meta:page-count="3" meta:paragraph-count="47" meta:word-count="907" meta:character-count="5492" meta:non-whitespace-character-count="4626"/>
  </office:meta>
</office:document-meta>
</file>